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Pyt</text:span><text:span text:style-name="T2">h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Programming Language:</text:p>
            <text:p text:style-name="P1"/>
            <text:list text:style-name="L2">
              <text:list-item>
                <text:p text:style-name="P1">Multi-paradigm (mainly oriented to objects)</text:p>
              </text:list-item>
              <text:list-item>
                <text:p text:style-name="P1">Dynamic Typing</text:p>
              </text:list-item>
              <text:list-item>
                <text:p text:style-name="P1">Interpreted</text:p>
              </text:list-item>
              <text:list-item>
                <text:p text:style-name="P1">Easy to u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22:40:12.208330138</meta:creation-date>
    <dc:date>2024-02-07T22:45:17.891256028</dc:date>
    <meta:editing-duration>PT5M6S</meta:editing-duration>
    <meta:editing-cycles>1</meta:editing-cycles>
    <meta:document-statistic meta:object-count="25"/>
    <meta:generator>LibreOffice/7.3.7.2$Linux_X86_64 LibreOffice_project/30$Build-2</meta:generator>
  </office:meta>
</office:document-meta>
</file>